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WebSessionIdResolver.setCookieMaxAge( Duration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WebSessionIdResolver.resolveSessionIds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WebSessionIdResolver.setSessionId( ServerWebExchange exchange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WebSessionIdResolver.addCookieInitializer( Consumer &lt; ResponseCookie . ResponseCookieBuilder &gt; init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okieWebSessionIdResolver.getCooki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WebSessionIdResolver.getCookie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WebSessionIdResolver.expireSess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WebSessionIdResolver.initSessionCookie( ServerWebExchange exchange , String id , Duration max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WebSessionIdResolver.setCookieName( String cooki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